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89" officeooo:paragraph-rsid="00150c89"/>
    </style:style>
    <style:style style:name="P2" style:family="paragraph" style:parent-style-name="Standard">
      <style:text-properties officeooo:rsid="00154fe0" officeooo:paragraph-rsid="00154fe0"/>
    </style:style>
    <style:style style:name="P3" style:family="paragraph" style:parent-style-name="Standard">
      <style:text-properties officeooo:rsid="0015851c" officeooo:paragraph-rsid="0015851c"/>
    </style:style>
    <style:style style:name="P4" style:family="paragraph" style:parent-style-name="Standard">
      <style:text-properties officeooo:rsid="0018b614" officeooo:paragraph-rsid="0018b614"/>
    </style:style>
    <style:style style:name="P5" style:family="paragraph" style:parent-style-name="Standard">
      <style:text-properties officeooo:rsid="001a369b" officeooo:paragraph-rsid="001a369b"/>
    </style:style>
    <style:style style:name="P6" style:family="paragraph" style:parent-style-name="Standard">
      <style:text-properties fo:font-weight="bold" officeooo:rsid="0015851c" officeooo:paragraph-rsid="0015851c" style:font-weight-asian="bold" style:font-weight-complex="bold"/>
    </style:style>
    <style:style style:name="T1" style:family="text">
      <style:text-properties officeooo:rsid="001a369b"/>
    </style:style>
    <style:style style:name="T2" style:family="text">
      <style:text-properties officeooo:rsid="001db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ke gebruikersrollen minimaal 2</text:p>
      <text:p text:style-name="P1">Welke entiteiten opslaan in de database </text:p>
      <text:p text:style-name="P2">geregistreerde bezoeker kan een bod doen of kijk afspraak maken.</text:p>
      <text:p text:style-name="P2">Welke gegevens wil ik van de geregistreerde bezoeker hebben.</text:p>
      <text:p text:style-name="P2"/>
      <text:p text:style-name="P6">2 Gebruikersrollen</text:p>
      <text:p text:style-name="P3">-eigenaar</text:p>
      <text:p text:style-name="P3">-geregistreerde bezoeker</text:p>
      <text:p text:style-name="P3">-(ongeregistreerde bezoeker)</text:p>
      <text:p text:style-name="P3"/>
      <text:p text:style-name="P3">gegevens (geregistreerde bezoeker.) (klasse person)</text:p>
      <text:p text:style-name="P3">-voornaam achternaam</text:p>
      <text:p text:style-name="P3">-emailadres </text:p>
      <text:p text:style-name="P3">-inlognaam</text:p>
      <text:p text:style-name="P3">-telefoonnummer</text:p>
      <text:p text:style-name="P3">-adresgegevens</text:p>
      <text:p text:style-name="P3"><text:tab/>-woonplaats</text:p>
      <text:p text:style-name="P3"><text:tab/>-postcode</text:p>
      <text:p text:style-name="P3"><text:tab/>-straatnaam</text:p>
      <text:p text:style-name="P3"><text:tab/>-huisnummer</text:p>
      <text:p text:style-name="P3"/>
      <text:p text:style-name="P3">mogelijkheden geregistreerde bezoeker.</text:p>
      <text:p text:style-name="P3">-afspraak maken voor bezichtiging.</text:p>
      <text:p text:style-name="P3">-bod/reservatie pony op de verkooppagina</text:p>
      <text:p text:style-name="P3">-<text:span text:style-name="T2">gastenboek</text:span></text:p>
      <text:p text:style-name="P3"/>
      <text:p text:style-name="P3">klassen voor ponies</text:p>
      <text:p text:style-name="P3">ponies</text:p>
      <text:p text:style-name="P3"><text:tab/>-veulens</text:p>
      <text:p text:style-name="P3"><text:tab/>-merries</text:p>
      <text:p text:style-name="P3"><text:tab/>-hengsten</text:p>
      <text:p text:style-name="P3"><text:tab/>-ruinen</text:p>
      <text:p text:style-name="P3">-<text:span text:style-name="T1">naam</text:span></text:p>
      <text:p text:style-name="P3">-<text:span text:style-name="T1">vader</text:span></text:p>
      <text:p text:style-name="P3">-<text:span text:style-name="T1">moeder</text:span></text:p>
      <text:p text:style-name="P3">-<text:span text:style-name="T1">vader van de moeder</text:span></text:p>
      <text:p text:style-name="P3">-<text:span text:style-name="T1">stamboeknummer</text:span></text:p>
      <text:p text:style-name="P3">-<text:span text:style-name="T1">schofthoogte</text:span></text:p>
      <text:p text:style-name="P3">-<text:span text:style-name="T1">rode text (1 regel om iets speciaals aan te geven)</text:span></text:p>
      <text:p text:style-name="P3">-<text:span text:style-name="T1">Stamboom</text:span></text:p>
      <text:p text:style-name="P3">-<text:span text:style-name="T1">afstammelingen</text:span></text:p>
      <text:p text:style-name="P3">-<text:span text:style-name="T1">fotogalerij</text:span></text:p>
      <text:p text:style-name="P3">-<text:span text:style-name="T1">showresultaten</text:span></text:p>
      <text:p text:style-name="P3">-<text:span text:style-name="T2">text</text:span></text:p>
      <text:p text:style-name="P3"/>
      <text:p text:style-name="P3"/>
      <text:p text:style-name="P3">-overig (verkoop zadels rijtuig wagens etc etc)</text:p>
      <text:p text:style-name="P3"/>
      <text:p text:style-name="P3">klasse afspraken</text:p>
      <text:p text:style-name="P3">-datum </text:p>
      <text:p text:style-name="P3">-tijd</text:p>
      <text:p text:style-name="P3">-reden</text:p>
      <text:p text:style-name="P3"><text:soft-page-break/></text:p>
      <text:p text:style-name="P4">klasse nieuwsitems</text:p>
      <text:p text:style-name="P5">-datum</text:p>
      <text:p text:style-name="P5">-titel</text:p>
      <text:p text:style-name="P5">-text</text:p>
      <text:p text:style-name="P5">-fotos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41:09.065566671</meta:creation-date>
    <dc:date>2021-10-15T16:28:27.425809284</dc:date>
    <meta:editing-duration>PT3H23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114" meta:character-count="923" meta:non-whitespace-character-count="848"/>
  </office:meta>
</office:document-meta>
</file>